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color="#0000ff" loext:opacity="100%" style:font-name="Courier New" fo:font-size="10pt" fo:font-weight="bold" style:font-size-asian="10pt" style:font-weight-asian="bold"/>
    </style:style>
    <style:style style:name="P2" style:family="paragraph" style:parent-style-name="Standard">
      <style:paragraph-properties fo:margin-left="0cm" fo:margin-right="0cm" fo:margin-top="0cm" fo:margin-bottom="0cm" style:contextual-spacing="false" fo:text-indent="0cm" style:auto-text-indent="false" fo:padding="0cm" fo:border="none"/>
      <style:text-properties fo:language="fr" fo:country="FR" loext:padding="0cm" loext:border="none"/>
    </style:style>
    <style:style style:name="P3" style:family="paragraph" style:parent-style-name="Standard">
      <style:paragraph-properties fo:margin-left="0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P4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P5" style:family="paragraph" style:parent-style-name="Standard">
      <style:text-properties officeooo:rsid="001316ff" officeooo:paragraph-rsid="001316ff"/>
    </style:style>
    <style:style style:name="P6" style:family="paragraph" style:parent-style-name="Standard">
      <style:text-properties fo:color="#808080" loext:opacity="100%" style:font-name="Courier New" fo:font-size="10pt" fo:font-style="italic" fo:font-weight="normal" style:font-size-asian="10pt" style:font-style-asian="italic" style:font-weight-asian="normal"/>
    </style:style>
    <style:style style:name="P7" style:family="paragraph" style:parent-style-name="Standard">
      <style:text-properties fo:color="#808080" loext:opacity="100%" style:font-name="Courier New" fo:font-size="10pt" fo:font-style="italic" fo:font-weight="normal" officeooo:paragraph-rsid="001cce05" style:font-size-asian="10pt" style:font-style-asian="italic" style:font-weight-asian="normal"/>
    </style:style>
    <style:style style:name="P8" style:family="paragraph" style:parent-style-name="Standard">
      <style:text-properties fo:color="#ff00ff" loext:opacity="100%" style:font-name="Courier New" fo:font-size="10pt" fo:font-weight="normal" style:font-size-asian="10pt" style:font-weight-asian="normal"/>
    </style:style>
    <style:style style:name="P9" style:family="paragraph" style:parent-style-name="Text_20_body">
      <style:text-properties fo:color="#c9211e" loext:opacity="100%" officeooo:rsid="00164ab8" officeooo:paragraph-rsid="00164ab8"/>
    </style:style>
    <style:style style:name="P10" style:family="paragraph" style:parent-style-name="Heading_20_3">
      <style:text-properties officeooo:paragraph-rsid="0006fbd9"/>
    </style:style>
    <style:style style:name="P11" style:family="paragraph" style:parent-style-name="Heading_20_3">
      <style:text-properties fo:language="fr" fo:country="FR" officeooo:paragraph-rsid="0007f1cf"/>
    </style:style>
    <style:style style:name="P12" style:family="paragraph" style:parent-style-name="Heading_20_3">
      <style:text-properties fo:language="fr" fo:country="FR" officeooo:paragraph-rsid="000c2e6b"/>
    </style:style>
    <style:style style:name="P13" style:family="paragraph" style:parent-style-name="Heading_20_3">
      <style:text-properties fo:language="fr" fo:country="FR" officeooo:paragraph-rsid="001cce05"/>
    </style:style>
    <style:style style:name="P14" style:family="paragraph" style:parent-style-name="Heading_20_3">
      <style:text-properties fo:language="fr" fo:country="FR" officeooo:paragraph-rsid="001083b0"/>
    </style:style>
    <style:style style:name="P15" style:family="paragraph" style:parent-style-name="Heading_20_3">
      <style:text-properties fo:language="fr" fo:country="FR" officeooo:paragraph-rsid="0011f704"/>
    </style:style>
    <style:style style:name="P16" style:family="paragraph" style:parent-style-name="Heading_20_3">
      <style:text-properties fo:language="fr" fo:country="FR" officeooo:paragraph-rsid="0015d822"/>
    </style:style>
    <style:style style:name="P17" style:family="paragraph" style:parent-style-name="Heading_20_3">
      <style:text-properties fo:language="fr" fo:country="FR" officeooo:paragraph-rsid="001b86f0"/>
    </style:style>
    <style:style style:name="P18" style:family="paragraph" style:parent-style-name="Heading_20_3">
      <style:text-properties fo:language="fr" fo:country="FR" officeooo:paragraph-rsid="00164ab8"/>
    </style:style>
    <style:style style:name="P19" style:family="paragraph" style:parent-style-name="Heading_20_3">
      <style:text-properties officeooo:paragraph-rsid="0009011d"/>
    </style:style>
    <style:style style:name="P20" style:family="paragraph" style:parent-style-name="Standard">
      <style:text-properties fo:color="#808000" loext:opacity="100%" style:font-name="Courier New" fo:font-size="10pt" fo:font-weight="normal" style:font-size-asian="10pt" style:font-weight-asian="normal"/>
    </style:style>
    <style:style style:name="P21" style:family="paragraph" style:parent-style-name="Standard">
      <style:text-properties fo:color="#808080" loext:opacity="100%" style:font-name="Courier New" fo:font-size="10pt" fo:font-style="italic" fo:font-weight="normal" officeooo:paragraph-rsid="001cce05" style:font-size-asian="10pt" style:font-style-asian="italic" style:font-weight-asian="normal"/>
    </style:style>
    <style:style style:name="P22" style:family="paragraph" style:parent-style-name="Standard">
      <style:text-properties officeooo:paragraph-rsid="001cce05"/>
    </style:style>
    <style:style style:name="T1" style:family="text">
      <style:text-properties fo:language="fr" fo:country="FR"/>
    </style:style>
    <style:style style:name="T2" style:family="text">
      <style:text-properties fo:color="#0000ff" loext:opacity="100%" style:font-name="Courier New" fo:font-size="10pt" fo:font-weight="bold" style:font-size-asian="10pt" style:font-weight-asian="bold"/>
    </style:style>
    <style:style style:name="T3" style:family="text">
      <style:text-properties fo:color="#0000ff" loext:opacity="100%" style:font-name="Courier New" fo:font-size="10pt" fo:font-weight="bold" style:font-size-asian="10pt" style:font-weight-asian="bold"/>
    </style:style>
    <style:style style:name="T4" style:family="text">
      <style:text-properties fo:color="#0000ff" loext:opacity="100%" style:font-name="Courier New" fo:font-size="10pt" fo:font-weight="normal" style:font-size-asian="10pt" style:font-weight-asian="normal"/>
    </style:style>
    <style:style style:name="T5" style:family="text">
      <style:text-properties fo:color="#0000ff" loext:opacity="100%" style:font-name="Courier New" fo:font-size="10pt" fo:font-weight="normal" style:font-size-asian="10pt" style:font-weight-asian="normal"/>
    </style:style>
    <style:style style:name="T6" style:family="text">
      <style:text-properties fo:color="#0000ff" loext:opacity="100%" style:font-name="Courier New" fo:font-size="10pt" fo:font-style="normal" fo:font-weight="normal" style:font-size-asian="10pt" style:font-style-asian="normal" style:font-weight-asian="normal"/>
    </style:style>
    <style:style style:name="T7" style:family="text">
      <style:text-properties fo:color="#0000ff" loext:opacity="100%" style:font-name="Courier New" fo:font-size="10pt" fo:font-style="normal" fo:font-weight="bold" style:font-size-asian="10pt" style:font-style-asian="normal" style:font-weight-asian="bold"/>
    </style:style>
    <style:style style:name="T8" style:family="text">
      <style:text-properties fo:color="#0000ff" loext:opacity="100%" fo:font-weight="bold" style:font-weight-asian="bold"/>
    </style:style>
    <style:style style:name="T9" style:family="text">
      <style:text-properties fo:color="#0000ff" loext:opacity="100%"/>
    </style:style>
    <style:style style:name="T10" style:family="text">
      <style:text-properties fo:color="#000000" loext:opacity="100%" style:font-name="Courier New" fo:font-size="10pt" fo:font-weight="normal" style:font-size-asian="10pt" style:font-weight-asian="normal"/>
    </style:style>
    <style:style style:name="T11" style:family="text">
      <style:text-properties fo:color="#000000" loext:opacity="100%" style:font-name="Courier New" fo:font-size="10pt" fo:font-weight="normal" style:font-size-asian="10pt" style:font-weight-asian="normal"/>
    </style:style>
    <style:style style:name="T12" style:family="text">
      <style:text-properties fo:color="#000000" loext:opacity="100%" style:font-name="Courier New" fo:font-size="10pt" fo:font-style="normal" fo:font-weight="normal" style:font-size-asian="10pt" style:font-style-asian="normal" style:font-weight-asian="normal"/>
    </style:style>
    <style:style style:name="T13" style:family="text">
      <style:text-properties fo:color="#000000" loext:opacity="100%"/>
    </style:style>
    <style:style style:name="T14" style:family="text">
      <style:text-properties fo:color="#000080" loext:opacity="100%" style:font-name="Courier New" fo:font-size="10pt" fo:font-weight="bold" style:font-size-asian="10pt" style:font-weight-asian="bold"/>
    </style:style>
    <style:style style:name="T15" style:family="text">
      <style:text-properties fo:color="#000080" loext:opacity="100%" style:font-name="Courier New" fo:font-size="10pt" fo:font-weight="bold" style:font-size-asian="10pt" style:font-weight-asian="bold"/>
    </style:style>
    <style:style style:name="T16" style:family="text">
      <style:text-properties fo:color="#808000" loext:opacity="100%" style:font-name="Courier New" fo:font-size="10pt" fo:font-weight="normal" style:font-size-asian="10pt" style:font-weight-asian="normal"/>
    </style:style>
    <style:style style:name="T17" style:family="text">
      <style:text-properties fo:color="#808000" loext:opacity="100%" style:font-name="Courier New" fo:font-size="10pt" fo:font-weight="normal" style:font-size-asian="10pt" style:font-weight-asian="normal"/>
    </style:style>
    <style:style style:name="T18" style:family="text">
      <style:text-properties fo:color="#808000" loext:opacity="100%" style:font-name="Courier New" fo:font-size="10pt" fo:font-style="normal" fo:font-weight="normal" style:font-size-asian="10pt" style:font-style-asian="normal" style:font-weight-asian="normal"/>
    </style:style>
    <style:style style:name="T19" style:family="text">
      <style:text-properties fo:color="#808000" loext:opacity="100%"/>
    </style:style>
    <style:style style:name="T20" style:family="text">
      <style:text-properties fo:color="#ff00ff" loext:opacity="100%" style:font-name="Courier New" fo:font-size="10pt" fo:font-weight="normal" style:font-size-asian="10pt" style:font-weight-asian="normal"/>
    </style:style>
    <style:style style:name="T21" style:family="text">
      <style:text-properties fo:color="#ff00ff" loext:opacity="100%" style:font-name="Courier New" fo:font-size="10pt" fo:font-weight="normal" style:font-size-asian="10pt" style:font-weight-asian="normal"/>
    </style:style>
    <style:style style:name="T22" style:family="text">
      <style:text-properties fo:color="#008000" loext:opacity="100%" style:font-name="Courier New" fo:font-size="10pt" fo:font-weight="normal" style:font-size-asian="10pt" style:font-weight-asian="normal"/>
    </style:style>
    <style:style style:name="T23" style:family="text">
      <style:text-properties fo:color="#008000" loext:opacity="100%" style:font-name="Courier New" fo:font-size="10pt" fo:font-weight="normal" style:font-size-asian="10pt" style:font-weight-asian="normal"/>
    </style:style>
    <style:style style:name="T24" style:family="text">
      <style:text-properties fo:color="#008000" loext:opacity="100%"/>
    </style:style>
    <style:style style:name="T25" style:family="text">
      <style:text-properties fo:color="#c9211e" loext:opacity="100%" officeooo:rsid="0015d822"/>
    </style:style>
    <style:style style:name="T26" style:family="text">
      <style:text-properties fo:color="#c9211e" loext:opacity="100%" officeooo:rsid="0025374f"/>
    </style:style>
    <style:style style:name="T27" style:family="text">
      <style:text-properties fo:color="#c9211e" loext:opacity="100%" officeooo:rsid="0026cd23"/>
    </style:style>
    <style:style style:name="T28" style:family="text">
      <style:text-properties fo:color="#c9211e" loext:opacity="100%" officeooo:rsid="00286b8c"/>
    </style:style>
    <style:style style:name="T29" style:family="text">
      <style:text-properties fo:color="#800080" loext:opacity="100%" style:font-name="Courier New" fo:font-size="10pt" fo:font-weight="normal" style:font-size-asian="10pt" style:font-weight-asian="normal"/>
    </style:style>
    <style:style style:name="T30" style:family="text">
      <style:text-properties fo:color="#800080" loext:opacity="100%" style:font-name="Courier New" fo:font-size="10pt" fo:font-weight="normal" style:font-size-asian="10pt" style:font-weight-asian="normal"/>
    </style:style>
    <style:style style:name="T31" style:family="text">
      <style:text-properties fo:color="#bbe33d" loext:opacity="100%" fo:language="fr" fo:country="FR" officeooo:rsid="000bd937"/>
    </style:style>
    <style:style style:name="T32" style:family="text">
      <style:text-properties fo:color="#bbe33d" loext:opacity="100%" fo:language="fr" fo:country="FR" officeooo:rsid="000ef8d6"/>
    </style:style>
    <style:style style:name="T33" style:family="text">
      <style:text-properties fo:color="#5eb91e" loext:opacity="100%" officeooo:rsid="0026cd23"/>
    </style:style>
    <style:style style:name="T34" style:family="text">
      <style:text-properties fo:color="#5eb91e" loext:opacity="100%" officeooo:rsid="00286b8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1. Nom des lieux qui finissent par 'um'. </text:h>
      <text:p text:style-name="P2"><text:span text:style-name="T2">SELECT</text:span><text:span text:style-name="T10"> </text:span><text:span text:style-name="T4">*</text:span><text:span text:style-name="T10"> </text:span><text:span text:style-name="T2">FROM</text:span><text:span text:style-name="T10"> </text:span><text:span text:style-name="T20">lieu</text:span><text:span text:style-name="T16"> </text:span></text:p>
      <text:p text:style-name="Standard"><text:span text:style-name="T2">WHERE</text:span><text:span text:style-name="T10"> </text:span><text:span text:style-name="T16">nom_lieu</text:span><text:span text:style-name="T10"> </text:span><text:span text:style-name="T2">LIKE</text:span><text:span text:style-name="T10"> </text:span><text:span text:style-name="T22">'%um'</text:span><text:span text:style-name="T16"> </text:span></text:p>
      <text:p text:style-name="P4"> </text:p>
      <text:h text:style-name="Heading_20_3" text:outline-level="3"> <text:span text:style-name="T1"><text:line-break/>2. Nombre de personnages par lieu (trié par nombre de personnages décroissant). </text:span></text:h>
      <text:p text:style-name="P2"><text:span text:style-name="T2">SELECT</text:span><text:span text:style-name="T10"> </text:span><text:span text:style-name="T14">COUNT</text:span><text:span text:style-name="T4">(</text:span><text:span text:style-name="T2">DISTINCT</text:span><text:span text:style-name="T10"> </text:span><text:span text:style-name="T16">id_personnage</text:span><text:span text:style-name="T4">)</text:span><text:span text:style-name="T10"> </text:span><text:span text:style-name="T2">AS</text:span><text:span text:style-name="T10"> </text:span><text:span text:style-name="T16">nbr</text:span><text:span text:style-name="T4">,</text:span><text:span text:style-name="T10"> </text:span><text:span text:style-name="T16">nom_lieu </text:span></text:p>
      <text:p text:style-name="Standard"><text:span text:style-name="T2">FROM</text:span><text:span text:style-name="T10"> </text:span><text:span text:style-name="T20">personnage</text:span><text:span text:style-name="T10"> </text:span><text:span text:style-name="T16">p </text:span></text:p>
      <text:p text:style-name="Standard"><text:span text:style-name="T2">INNER</text:span><text:span text:style-name="T10"> </text:span><text:span text:style-name="T2">JOIN</text:span><text:span text:style-name="T10"> </text:span><text:span text:style-name="T20">lieu</text:span><text:span text:style-name="T10"> </text:span><text:span text:style-name="T16">l</text:span><text:span text:style-name="T10"> </text:span><text:span text:style-name="T2">ON</text:span><text:span text:style-name="T10"> </text:span><text:span text:style-name="T16">p</text:span><text:span text:style-name="T4">.</text:span><text:span text:style-name="T16">id_lieu</text:span><text:span text:style-name="T4">=</text:span><text:span text:style-name="T16">l</text:span><text:span text:style-name="T4">.</text:span><text:span text:style-name="T16">id_lieu </text:span></text:p>
      <text:p text:style-name="Standard"><text:span text:style-name="T2">GROUP</text:span><text:span text:style-name="T10"> </text:span><text:span text:style-name="T2">BY</text:span><text:span text:style-name="T10"> </text:span><text:span text:style-name="T16">l</text:span><text:span text:style-name="T4">.</text:span><text:span text:style-name="T16">id_lieu </text:span></text:p>
      <text:p text:style-name="Standard"><text:span text:style-name="T2">ORDER</text:span><text:span text:style-name="T10"> </text:span><text:span text:style-name="T2">BY</text:span><text:span text:style-name="T10"> </text:span><text:span text:style-name="T16">nbr</text:span><text:span text:style-name="T10"> </text:span><text:span text:style-name="T2">DESC</text:span><text:span text:style-name="T16"> </text:span></text:p>
      <text:p text:style-name="P4"> </text:p>
      <text:h text:style-name="Heading_20_3" text:outline-level="3"> <text:span text:style-name="T1"><text:line-break/>3. Nom des personnages + spécialité + adresse et lieu d'habitation, triés par lieu puis par nom de personnage. </text:span></text:h>
      <text:p text:style-name="P3"><text:span text:style-name="T2">SELECT</text:span><text:span text:style-name="T10"> </text:span><text:span text:style-name="T16">nom_personnage</text:span><text:span text:style-name="T4">,</text:span><text:span text:style-name="T10"> </text:span><text:span text:style-name="T16">nom_specialite</text:span><text:span text:style-name="T4">,</text:span><text:span text:style-name="T10"> </text:span><text:span text:style-name="T16">adresse_personnage</text:span><text:span text:style-name="T4">,</text:span><text:span text:style-name="T10"> </text:span><text:span text:style-name="T16">nom_lieu </text:span></text:p>
      <text:p text:style-name="Standard"><text:span text:style-name="T2">FROM</text:span><text:span text:style-name="T10"> </text:span><text:span text:style-name="T20">personnage</text:span><text:span text:style-name="T10"> </text:span><text:span text:style-name="T16">p </text:span></text:p>
      <text:p text:style-name="Standard"><text:span text:style-name="T2">INNER</text:span><text:span text:style-name="T10"> </text:span><text:span text:style-name="T2">JOIN</text:span><text:span text:style-name="T10"> </text:span><text:span text:style-name="T20">specialite</text:span><text:span text:style-name="T10"> </text:span><text:span text:style-name="T16">s</text:span><text:span text:style-name="T10"> </text:span><text:span text:style-name="T2">ON</text:span><text:span text:style-name="T10"> </text:span><text:span text:style-name="T16">s</text:span><text:span text:style-name="T4">.</text:span><text:span text:style-name="T16">id_specialite</text:span><text:span text:style-name="T4">=</text:span><text:span text:style-name="T16">p</text:span><text:span text:style-name="T4">.</text:span><text:span text:style-name="T16">id_specialite </text:span></text:p>
      <text:p text:style-name="Standard"><text:span text:style-name="T2">INNER</text:span><text:span text:style-name="T10"> </text:span><text:span text:style-name="T2">JOIN</text:span><text:span text:style-name="T10"> </text:span><text:span text:style-name="T20">lieu</text:span><text:span text:style-name="T10"> </text:span><text:span text:style-name="T16">l</text:span><text:span text:style-name="T10"> </text:span><text:span text:style-name="T2">ON</text:span><text:span text:style-name="T10"> </text:span><text:span text:style-name="T16">l</text:span><text:span text:style-name="T4">.</text:span><text:span text:style-name="T16">id_lieu</text:span><text:span text:style-name="T4">=</text:span><text:span text:style-name="T16">p</text:span><text:span text:style-name="T4">.</text:span><text:span text:style-name="T16">id_lieu </text:span></text:p>
      <text:p text:style-name="Standard"><text:span text:style-name="T2">ORDER</text:span><text:span text:style-name="T10"> </text:span><text:span text:style-name="T2">BY</text:span><text:span text:style-name="T10"> </text:span><text:span text:style-name="T16">nom_lieu</text:span><text:span text:style-name="T4">,</text:span><text:span text:style-name="T10"> </text:span><text:span text:style-name="T16">nom_personnage </text:span></text:p>
      <text:p text:style-name="P4"> </text:p>
      <text:h text:style-name="P10" text:outline-level="3"> <text:span text:style-name="T1"><text:line-break/>4. Nom des spécialités avec nombre de personnages par spécialité (trié par nombre de personnages décroissant). </text:span></text:h>
      <text:p text:style-name="Standard"><text:span text:style-name="T2">SELECT</text:span><text:span text:style-name="T10"> </text:span><text:span text:style-name="T14">COUNT</text:span><text:span text:style-name="T4">(</text:span><text:span text:style-name="T2">DISTINCT</text:span><text:span text:style-name="T10"> </text:span><text:span text:style-name="T16">id_personnage</text:span><text:span text:style-name="T4">)</text:span><text:span text:style-name="T10"> </text:span><text:span text:style-name="T2">AS</text:span><text:span text:style-name="T10"> </text:span><text:span text:style-name="T16">nbr</text:span><text:span text:style-name="T4">,</text:span><text:span text:style-name="T10"> </text:span><text:span text:style-name="T16">nom_specialite</text:span></text:p>
      <text:p text:style-name="Standard"><text:span text:style-name="T2">FROM</text:span><text:span text:style-name="T10"> </text:span><text:span text:style-name="T20">specialite</text:span><text:span text:style-name="T10"> </text:span><text:span text:style-name="T16">s</text:span></text:p>
      <text:p text:style-name="Standard"><text:span text:style-name="T2">INNER</text:span><text:span text:style-name="T10"> </text:span><text:span text:style-name="T2">JOIN</text:span><text:span text:style-name="T10"> </text:span><text:span text:style-name="T20">personnage</text:span><text:span text:style-name="T10"> </text:span><text:span text:style-name="T16">p</text:span><text:span text:style-name="T10"> </text:span><text:span text:style-name="T2">ON</text:span><text:span text:style-name="T10"> </text:span><text:span text:style-name="T16">s</text:span><text:span text:style-name="T4">.</text:span><text:span text:style-name="T16">id_specialite</text:span><text:span text:style-name="T4">=</text:span><text:span text:style-name="T16">p</text:span><text:span text:style-name="T4">.</text:span><text:span text:style-name="T16">id_specialite</text:span></text:p>
      <text:p text:style-name="Standard"><text:span text:style-name="T2">GROUP</text:span><text:span text:style-name="T10"> </text:span><text:span text:style-name="T2">BY</text:span><text:span text:style-name="T10"> </text:span><text:span text:style-name="T16">p</text:span><text:span text:style-name="T4">.</text:span><text:span text:style-name="T16">id_specialite</text:span></text:p>
      <text:p text:style-name="Standard"><text:span text:style-name="T2">ORDER</text:span><text:span text:style-name="T10"> </text:span><text:span text:style-name="T2">BY</text:span><text:span text:style-name="T10"> </text:span><text:span text:style-name="T16">nbr</text:span><text:span text:style-name="T10"> </text:span><text:span text:style-name="T2">DESC</text:span></text:p>
      <text:p text:style-name="P1"/>
      <text:p text:style-name="Standard"/>
      <text:h text:style-name="P11" text:outline-level="3"><text:line-break/>5. Nom, date et lieu des batailles, classées de la plus récente à la plus ancienne (dates affichées au format jj/mm/aaaa). </text:h>
      <text:p text:style-name="Standard"><text:span text:style-name="T2">SELECT</text:span><text:span text:style-name="T10"> </text:span><text:span text:style-name="T16">nom_bataille</text:span><text:span text:style-name="T4">,</text:span><text:span text:style-name="T10"> </text:span><text:span text:style-name="T14">date_format</text:span><text:span text:style-name="T4">(</text:span><text:span text:style-name="T16">date_bataille</text:span><text:span text:style-name="T4">,</text:span><text:span text:style-name="T10"> </text:span><text:span text:style-name="T16">"%D %m %Y"</text:span><text:span text:style-name="T4">),</text:span><text:span text:style-name="T10"> </text:span><text:span text:style-name="T16">nom_lieu</text:span></text:p>
      <text:p text:style-name="Standard"><text:span text:style-name="T2">FROM</text:span><text:span text:style-name="T10"> </text:span><text:span text:style-name="T20">bataille</text:span><text:span text:style-name="T10"> </text:span><text:span text:style-name="T16">b</text:span></text:p>
      <text:p text:style-name="Standard"><text:span text:style-name="T2">INNER</text:span><text:span text:style-name="T10"> </text:span><text:span text:style-name="T2">JOIN</text:span><text:span text:style-name="T10"> </text:span><text:span text:style-name="T20">lieu</text:span><text:span text:style-name="T10"> </text:span><text:span text:style-name="T16">l</text:span><text:span text:style-name="T10"> </text:span><text:span text:style-name="T2">ON</text:span><text:span text:style-name="T10"> </text:span><text:span text:style-name="T16">l</text:span><text:span text:style-name="T4">.</text:span><text:span text:style-name="T16">id_lieu</text:span><text:span text:style-name="T4">=</text:span><text:span text:style-name="T16">b</text:span><text:span text:style-name="T4">.</text:span><text:span text:style-name="T16">id_lieu</text:span></text:p>
      <text:p text:style-name="Standard"><text:span text:style-name="T2">ORDER</text:span><text:span text:style-name="T10"> </text:span><text:span text:style-name="T2">BY</text:span><text:span text:style-name="T10"> </text:span><text:span text:style-name="T16">date_bataille</text:span><text:span text:style-name="T10"> </text:span><text:span text:style-name="T2">desc</text:span></text:p>
      <text:p text:style-name="Standard"/>
      <text:h text:style-name="P19" text:outline-level="3"><text:span text:style-name="T1"><text:line-break/>6. Nom des potions + coût de réalisation de la potion (trié par coût décroissant).  </text:span><text:span text:style-name="T31">(</text:span><text:span text:style-name="T32">corrigé</text:span><text:span text:style-name="T31">)</text:span></text:h>
      <text:p text:style-name="Standard"><text:span text:style-name="T7">SELECT</text:span><text:span text:style-name="T10"> </text:span><text:span text:style-name="T16">nom_potion</text:span><text:span text:style-name="T4">,</text:span><text:span text:style-name="T10"> </text:span><text:span text:style-name="T14">SUM</text:span><text:span text:style-name="T4">((</text:span><text:span text:style-name="T16">qte</text:span><text:span text:style-name="T10"> </text:span><text:span text:style-name="T4">*</text:span><text:span text:style-name="T10"> </text:span><text:span text:style-name="T16">cout_ingredient</text:span><text:span text:style-name="T4">))</text:span></text:p>
      <text:p text:style-name="Standard"><text:span text:style-name="T2">FROM</text:span><text:span text:style-name="T10"> </text:span><text:span text:style-name="T20">potion</text:span><text:span text:style-name="T10"> </text:span><text:span text:style-name="T16">p</text:span></text:p>
      <text:p text:style-name="Standard"><text:span text:style-name="T2">INNER</text:span><text:span text:style-name="T10"> </text:span><text:span text:style-name="T2">JOIN</text:span><text:span text:style-name="T10"> </text:span><text:span text:style-name="T20">composer</text:span><text:span text:style-name="T10"> </text:span><text:span text:style-name="T16">c</text:span><text:span text:style-name="T10"> </text:span><text:span text:style-name="T2">ON</text:span><text:span text:style-name="T10"> </text:span><text:span text:style-name="T16">c</text:span><text:span text:style-name="T4">.</text:span><text:span text:style-name="T16">id_potion</text:span><text:span text:style-name="T4">=</text:span><text:span text:style-name="T16">p</text:span><text:span text:style-name="T4">.</text:span><text:span text:style-name="T16">id_potion</text:span></text:p>
      <text:p text:style-name="Standard"><text:span text:style-name="T2">INNER</text:span><text:span text:style-name="T10"> </text:span><text:span text:style-name="T2">JOIN</text:span><text:span text:style-name="T10"> </text:span><text:span text:style-name="T20">ingredient</text:span><text:span text:style-name="T10"> </text:span><text:span text:style-name="T16">i</text:span><text:span text:style-name="T10"> </text:span><text:span text:style-name="T2">ON</text:span><text:span text:style-name="T10"> </text:span><text:span text:style-name="T16">i</text:span><text:span text:style-name="T4">.</text:span><text:span text:style-name="T16">id_ingredient</text:span><text:span text:style-name="T4">=</text:span><text:span text:style-name="T16">c</text:span><text:span text:style-name="T4">.</text:span><text:span text:style-name="T16">id_ingredient</text:span></text:p>
      <text:p text:style-name="Standard"><text:span text:style-name="T2">GROUP</text:span><text:span text:style-name="T10"> </text:span><text:span text:style-name="T2">BY</text:span><text:span text:style-name="T10"> </text:span><text:span text:style-name="T16">nom_potion</text:span></text:p>
      <text:p text:style-name="P6"><text:soft-page-break/></text:p>
      <text:p text:style-name="Standard"/>
      <text:h text:style-name="P12" text:outline-level="3"><text:line-break/>7. Nom des ingrédients + coût + quantité de chaque ingrédient qui composent la potion 'Santé'. </text:h>
      <text:p text:style-name="Standard"><text:span text:style-name="T2">SELECT</text:span><text:span text:style-name="T10"> </text:span><text:span text:style-name="T16">nom_ingredient</text:span><text:span text:style-name="T4">,</text:span><text:span text:style-name="T16">cout_ingredient</text:span><text:span text:style-name="T4">,</text:span><text:span text:style-name="T10"> </text:span><text:span text:style-name="T16">qte</text:span></text:p>
      <text:p text:style-name="Standard"><text:span text:style-name="T2">FROM</text:span><text:span text:style-name="T10"> </text:span><text:span text:style-name="T20">ingredient</text:span><text:span text:style-name="T10"> </text:span><text:span text:style-name="T16">i</text:span></text:p>
      <text:p text:style-name="Standard"><text:span text:style-name="T2">INNER</text:span><text:span text:style-name="T10"> </text:span><text:span text:style-name="T2">JOIN</text:span><text:span text:style-name="T10"> </text:span><text:span text:style-name="T20">composer</text:span><text:span text:style-name="T10"> </text:span><text:span text:style-name="T16">c</text:span><text:span text:style-name="T10"> </text:span><text:span text:style-name="T2">ON</text:span><text:span text:style-name="T10"> </text:span><text:span text:style-name="T16">c</text:span><text:span text:style-name="T4">.</text:span><text:span text:style-name="T16">id_ingredient</text:span><text:span text:style-name="T4">=</text:span><text:span text:style-name="T16">i</text:span><text:span text:style-name="T4">.</text:span><text:span text:style-name="T16">id_ingredient</text:span></text:p>
      <text:p text:style-name="Standard"><text:span text:style-name="T2">WHERE</text:span><text:span text:style-name="T10"> </text:span><text:span text:style-name="T16">id_potion</text:span><text:span text:style-name="T4">=</text:span><text:span text:style-name="T29">3</text:span></text:p>
      <text:p text:style-name="Standard"/>
      <text:h text:style-name="P13" text:outline-level="3"><text:line-break/>8. Nom du ou des personnages qui ont pris le plus de casques dans la bataille 'Bataille du village gaulois'.  <text:span text:style-name="T34">(corrigé)</text:span></text:h>
      <text:p text:style-name="P7"><text:span text:style-name="T8">SELECT</text:span><text:span text:style-name="T13"> </text:span><text:span text:style-name="T19">nom_personnage</text:span><text:span text:style-name="T9">,</text:span><text:span text:style-name="T13"> </text:span><text:span text:style-name="T19">qte</text:span><text:span text:style-name="T13"> </text:span><text:span text:style-name="T8">AS</text:span><text:span text:style-name="T13"> </text:span><text:span text:style-name="T24">'Nb de casques'</text:span></text:p>
      <text:p text:style-name="Standard"><text:span text:style-name="T2">FROM</text:span><text:span text:style-name="T10"> </text:span><text:span text:style-name="T20">personnage</text:span><text:span text:style-name="T10"> </text:span><text:span text:style-name="T16">v</text:span><text:span text:style-name="T4">,</text:span><text:span text:style-name="T10"> </text:span><text:span text:style-name="T20">bataille</text:span><text:span text:style-name="T10"> </text:span><text:span text:style-name="T16">b</text:span><text:span text:style-name="T4">,</text:span><text:span text:style-name="T10"> </text:span><text:span text:style-name="T20">prendre_casque</text:span><text:span text:style-name="T10"> </text:span><text:span text:style-name="T16">pc</text:span></text:p>
      <text:p text:style-name="Standard"><text:span text:style-name="T2">WHERE</text:span><text:span text:style-name="T10"> </text:span><text:span text:style-name="T16">v</text:span><text:span text:style-name="T4">.</text:span><text:span text:style-name="T16">id_personnage</text:span><text:span text:style-name="T10"> </text:span><text:span text:style-name="T4">=</text:span><text:span text:style-name="T10"> </text:span><text:span text:style-name="T16">pc</text:span><text:span text:style-name="T4">.</text:span><text:span text:style-name="T16">id_personnage</text:span></text:p>
      <text:p text:style-name="Standard"><text:span text:style-name="T2">AND</text:span><text:span text:style-name="T10"> </text:span><text:span text:style-name="T16">b</text:span><text:span text:style-name="T4">.</text:span><text:span text:style-name="T16">id_bataille</text:span><text:span text:style-name="T10"> </text:span><text:span text:style-name="T4">=</text:span><text:span text:style-name="T10"> </text:span><text:span text:style-name="T16">pc</text:span><text:span text:style-name="T4">.</text:span><text:span text:style-name="T16">id_bataille</text:span></text:p>
      <text:p text:style-name="Standard"><text:span text:style-name="T2">AND</text:span><text:span text:style-name="T10"> </text:span><text:span text:style-name="T16">nom_bataille</text:span><text:span text:style-name="T10"> </text:span><text:span text:style-name="T4">=</text:span><text:span text:style-name="T10"> </text:span><text:span text:style-name="T22">'Bataille du village gaulois'</text:span></text:p>
      <text:p text:style-name="Standard"><text:span text:style-name="T2">AND</text:span><text:span text:style-name="T10"> </text:span><text:span text:style-name="T16">qte</text:span><text:span text:style-name="T10"> </text:span><text:span text:style-name="T2">IN</text:span><text:span text:style-name="T10"> </text:span><text:span text:style-name="T4">(</text:span><text:span text:style-name="T2">SELECT</text:span><text:span text:style-name="T10"> </text:span><text:span text:style-name="T14">MAX</text:span><text:span text:style-name="T4">(</text:span><text:span text:style-name="T16">qte</text:span><text:span text:style-name="T4">)</text:span></text:p>
      <text:p text:style-name="Standard"><text:span text:style-name="T2">FROM</text:span><text:span text:style-name="T10"> </text:span><text:span text:style-name="T20">bataille</text:span><text:span text:style-name="T10"> </text:span><text:span text:style-name="T16">b</text:span><text:span text:style-name="T4">,</text:span><text:span text:style-name="T10"> </text:span><text:span text:style-name="T20">prendre_casque</text:span><text:span text:style-name="T10"> </text:span><text:span text:style-name="T16">pc</text:span></text:p>
      <text:p text:style-name="Standard"><text:span text:style-name="T2">WHERE</text:span><text:span text:style-name="T10"> </text:span><text:span text:style-name="T16">b</text:span><text:span text:style-name="T4">.</text:span><text:span text:style-name="T16">id_bataille</text:span><text:span text:style-name="T10"> </text:span><text:span text:style-name="T4">=</text:span><text:span text:style-name="T10"> </text:span><text:span text:style-name="T16">pc</text:span><text:span text:style-name="T4">.</text:span><text:span text:style-name="T16">id_bataille</text:span></text:p>
      <text:p text:style-name="Standard"><text:span text:style-name="T2">AND</text:span><text:span text:style-name="T10"> </text:span><text:span text:style-name="T16">nom_bataille</text:span><text:span text:style-name="T10"> </text:span><text:span text:style-name="T4">=</text:span><text:span text:style-name="T10"> </text:span><text:span text:style-name="T22">'Bataille du village gaulois'</text:span><text:span text:style-name="T4">)</text:span></text:p>
      <text:p text:style-name="P7"><text:span text:style-name="T16"/></text:p>
      <text:p text:style-name="P7"/>
      <text:h text:style-name="P14" text:outline-level="3"><text:line-break/>9. Nom des personnages et leur quantité de potion bue (en les classant du plus grand buveur au plus petit). </text:h>
      <text:p text:style-name="Standard"><text:span text:style-name="T2">SELECT</text:span><text:span text:style-name="T10"> </text:span><text:span text:style-name="T16">nom_personnage</text:span><text:span text:style-name="T4">,</text:span><text:span text:style-name="T10"> </text:span><text:span text:style-name="T16">dose_boire</text:span></text:p>
      <text:p text:style-name="Standard"><text:span text:style-name="T2">FROM</text:span><text:span text:style-name="T10"> </text:span><text:span text:style-name="T20">personnage</text:span><text:span text:style-name="T10"> </text:span><text:span text:style-name="T16">p</text:span></text:p>
      <text:p text:style-name="Standard"><text:span text:style-name="T2">INNER</text:span><text:span text:style-name="T10"> </text:span><text:span text:style-name="T2">JOIN</text:span><text:span text:style-name="T10"> </text:span><text:span text:style-name="T20">boire</text:span><text:span text:style-name="T10"> </text:span><text:span text:style-name="T16">b</text:span><text:span text:style-name="T10"> </text:span><text:span text:style-name="T2">ON</text:span><text:span text:style-name="T10"> </text:span><text:span text:style-name="T16">b</text:span><text:span text:style-name="T4">.</text:span><text:span text:style-name="T16">id_personnage</text:span><text:span text:style-name="T4">=</text:span><text:span text:style-name="T16">p</text:span><text:span text:style-name="T4">.</text:span><text:span text:style-name="T16">id_personnage</text:span></text:p>
      <text:p text:style-name="Standard"><text:span text:style-name="T2">ORDER</text:span><text:span text:style-name="T10"> </text:span><text:span text:style-name="T2">BY</text:span><text:span text:style-name="T10"> </text:span><text:span text:style-name="T16">dose_boire</text:span><text:span text:style-name="T10"> </text:span><text:span text:style-name="T2">DESC</text:span></text:p>
      <text:p text:style-name="P1"/>
      <text:p text:style-name="Standard"/>
      <text:h text:style-name="P13" text:outline-level="3"><text:line-break/>10. Nom de la bataille où le nombre de casques pris a été le plus important.  <text:span text:style-name="T33">(corrigé)</text:span></text:h>
      <text:p text:style-name="Standard"><text:span text:style-name="T2">SELECT</text:span><text:span text:style-name="T10"> </text:span><text:span text:style-name="T16">nom_bataille</text:span><text:span text:style-name="T4">,</text:span><text:span text:style-name="T10"> </text:span><text:span text:style-name="T14">sum</text:span><text:span text:style-name="T4">(</text:span><text:span text:style-name="T16">qte</text:span><text:span text:style-name="T4">)</text:span></text:p>
      <text:p text:style-name="Standard"><text:span text:style-name="T2">FROM</text:span><text:span text:style-name="T10"> </text:span><text:span text:style-name="T20">bataille</text:span><text:span text:style-name="T10"> </text:span><text:span text:style-name="T16">b</text:span></text:p>
      <text:p text:style-name="Standard"><text:span text:style-name="T2">INNER</text:span><text:span text:style-name="T10"> </text:span><text:span text:style-name="T2">JOIN</text:span><text:span text:style-name="T10"> </text:span><text:span text:style-name="T20">prendre_casque</text:span><text:span text:style-name="T10"> </text:span><text:span text:style-name="T16">p</text:span><text:span text:style-name="T10"> </text:span><text:span text:style-name="T2">ON</text:span><text:span text:style-name="T10"> </text:span><text:span text:style-name="T16">p</text:span><text:span text:style-name="T4">.</text:span><text:span text:style-name="T16">id_bataille</text:span><text:span text:style-name="T10"> </text:span><text:span text:style-name="T4">=</text:span><text:span text:style-name="T10"> </text:span><text:span text:style-name="T16">b</text:span><text:span text:style-name="T4">.</text:span><text:span text:style-name="T16">id_bataille</text:span></text:p>
      <text:p text:style-name="Standard"><text:span text:style-name="T2">GROUP</text:span><text:span text:style-name="T10"> </text:span><text:span text:style-name="T2">BY</text:span><text:span text:style-name="T10"> </text:span><text:span text:style-name="T16">nom_bataille</text:span></text:p>
      <text:p text:style-name="Standard"><text:span text:style-name="T2">ORDER</text:span><text:span text:style-name="T10"> </text:span><text:span text:style-name="T2">BY</text:span><text:span text:style-name="T10"> </text:span><text:span text:style-name="T14">SUM</text:span><text:span text:style-name="T4">(</text:span><text:span text:style-name="T16">qte</text:span><text:span text:style-name="T4">)</text:span><text:span text:style-name="T10"> </text:span><text:span text:style-name="T2">DESC</text:span></text:p>
      <text:p text:style-name="Standard"><text:span text:style-name="T2">LIMIT</text:span><text:span text:style-name="T10"> </text:span><text:span text:style-name="T29">1</text:span></text:p>
      <text:p text:style-name="Standard"><text:span text:style-name="T10"/></text:p>
      <text:p text:style-name="P20"/>
      <text:p text:style-name="P6"/>
      <text:p text:style-name="Standard"/>
      <text:h text:style-name="P15" text:outline-level="3"><text:line-break/>11. Combien existe-t-il de casques de chaque type et quel est leur coût total ? (classés par nombre décroissant)  <text:span text:style-name="T25">(incomplet)</text:span></text:h>
      <text:p text:style-name="Standard"><text:span text:style-name="T2">SELECT</text:span><text:span text:style-name="T10"> </text:span><text:span text:style-name="T14">COUNT</text:span><text:span text:style-name="T4">(</text:span><text:span text:style-name="T2">DISTINCT</text:span><text:span text:style-name="T10"> </text:span><text:span text:style-name="T16">qte</text:span><text:span text:style-name="T4">)</text:span></text:p>
      <text:p text:style-name="Standard"><text:span text:style-name="T2">FROM</text:span><text:span text:style-name="T10"> </text:span><text:span text:style-name="T20">casque</text:span><text:span text:style-name="T10"> </text:span><text:span text:style-name="T16">c</text:span></text:p>
      <text:p text:style-name="Standard"><text:soft-page-break/><text:span text:style-name="T2">INNER</text:span><text:span text:style-name="T10"> </text:span><text:span text:style-name="T2">JOIN</text:span><text:span text:style-name="T10"> </text:span><text:span text:style-name="T20">prendre_casque</text:span><text:span text:style-name="T10"> </text:span><text:span text:style-name="T16">p</text:span><text:span text:style-name="T10"> </text:span><text:span text:style-name="T2">ON</text:span><text:span text:style-name="T10"> </text:span><text:span text:style-name="T16">p</text:span><text:span text:style-name="T4">.</text:span><text:span text:style-name="T16">id_casque</text:span><text:span text:style-name="T10"> </text:span><text:span text:style-name="T4">=</text:span><text:span text:style-name="T10"> </text:span><text:span text:style-name="T16">c</text:span><text:span text:style-name="T4">.</text:span><text:span text:style-name="T16">id_casque</text:span></text:p>
      <text:p text:style-name="Standard"><text:span text:style-name="T2">INNER</text:span><text:span text:style-name="T10"> </text:span><text:span text:style-name="T2">JOIN</text:span><text:span text:style-name="T10"> </text:span><text:span text:style-name="T20">type_casque</text:span><text:span text:style-name="T10"> </text:span><text:span text:style-name="T16">t</text:span><text:span text:style-name="T10"> </text:span><text:span text:style-name="T2">ON</text:span><text:span text:style-name="T10"> </text:span><text:span text:style-name="T16">t</text:span><text:span text:style-name="T4">.</text:span><text:span text:style-name="T16">id_type_casque</text:span><text:span text:style-name="T10"> </text:span><text:span text:style-name="T4">=</text:span><text:span text:style-name="T10"> </text:span><text:span text:style-name="T16">c</text:span><text:span text:style-name="T4">.</text:span><text:span text:style-name="T16">id_type_casque</text:span></text:p>
      <text:p text:style-name="P6">/*WHERE id_type_casque=1*/</text:p>
      <text:p text:style-name="Standard"><text:span text:style-name="T7">WHERE</text:span><text:span text:style-name="T12"> </text:span><text:span text:style-name="T18">nom_type_casque</text:span><text:span text:style-name="T12"> </text:span><text:span text:style-name="T6">=</text:span><text:span text:style-name="T12"> </text:span><text:span text:style-name="T18">"Romain"</text:span></text:p>
      <text:p text:style-name="P8"/>
      <text:p text:style-name="Standard"/>
      <text:p text:style-name="P5">prendre_casque <text:tab/>casque<text:tab/><text:tab/>type_casque</text:p>
      <text:p text:style-name="P5">qte<text:tab/><text:tab/><text:tab/>id_casque<text:tab/>id_type_casque</text:p>
      <text:h text:style-name="P16" text:outline-level="3"/>
      <text:h text:style-name="P16" text:outline-level="3" text:is-list-header="true"/>
      <text:h text:style-name="P16" text:outline-level="3"><text:line-break/>12. Nom des potions dont un des ingrédients est le poisson frais. </text:h>
      <text:p text:style-name="P9">(retourne toute la liste de potion)</text:p>
      <text:p text:style-name="Standard"><text:span text:style-name="T2">SELECT</text:span><text:span text:style-name="T10"> </text:span><text:span text:style-name="T2">distinct</text:span><text:span text:style-name="T10"> </text:span><text:span text:style-name="T16">nom_potion</text:span></text:p>
      <text:p text:style-name="Standard"><text:span text:style-name="T2">FROM</text:span><text:span text:style-name="T10"> </text:span><text:span text:style-name="T20">potion</text:span><text:span text:style-name="T10"> </text:span><text:span text:style-name="T16">p</text:span></text:p>
      <text:p text:style-name="Standard"><text:span text:style-name="T2">INNER</text:span><text:span text:style-name="T10"> </text:span><text:span text:style-name="T2">JOIN</text:span><text:span text:style-name="T10"> </text:span><text:span text:style-name="T20">composer</text:span><text:span text:style-name="T10"> </text:span><text:span text:style-name="T16">c</text:span><text:span text:style-name="T10"> </text:span><text:span text:style-name="T2">on</text:span><text:span text:style-name="T10"> </text:span><text:span text:style-name="T16">p</text:span><text:span text:style-name="T4">.</text:span><text:span text:style-name="T16">id_potion</text:span><text:span text:style-name="T10"> </text:span><text:span text:style-name="T4">=</text:span><text:span text:style-name="T10"> </text:span><text:span text:style-name="T16">p</text:span><text:span text:style-name="T4">.</text:span><text:span text:style-name="T16">id_potion</text:span></text:p>
      <text:p text:style-name="Standard"><text:span text:style-name="T2">INNER</text:span><text:span text:style-name="T10"> </text:span><text:span text:style-name="T2">JOIN</text:span><text:span text:style-name="T10"> </text:span><text:span text:style-name="T20">ingredient</text:span><text:span text:style-name="T10"> </text:span><text:span text:style-name="T16">i</text:span><text:span text:style-name="T10"> </text:span><text:span text:style-name="T2">ON</text:span><text:span text:style-name="T10"> </text:span><text:span text:style-name="T16">i</text:span><text:span text:style-name="T4">.</text:span><text:span text:style-name="T16">id_ingredient</text:span><text:span text:style-name="T10"> </text:span><text:span text:style-name="T4">=</text:span><text:span text:style-name="T10"> </text:span><text:span text:style-name="T16">i</text:span><text:span text:style-name="T4">.</text:span><text:span text:style-name="T16">id_ingredient</text:span></text:p>
      <text:p text:style-name="Standard"><text:span text:style-name="T2">WHERE</text:span><text:span text:style-name="T10"> </text:span><text:span text:style-name="T16">nom_ingredient</text:span><text:span text:style-name="T10"> </text:span><text:span text:style-name="T4">=</text:span><text:span text:style-name="T10"> </text:span><text:span text:style-name="T16">"Poisson frais"</text:span></text:p>
      <text:p text:style-name="Standard"/>
      <text:h text:style-name="P17" text:outline-level="3"><text:line-break/>13. Nom du / des lieu(x) possédant le plus d'habitants, en dehors du village gaulois.  <text:span text:style-name="T26">(incorrect)</text:span></text:h>
      <text:p text:style-name="Standard"><text:span text:style-name="T2">SELECT</text:span><text:span text:style-name="T10"> </text:span><text:span text:style-name="T16">l</text:span><text:span text:style-name="T4">.</text:span><text:span text:style-name="T16">nom_lieu</text:span><text:span text:style-name="T4">,</text:span><text:span text:style-name="T10"> </text:span><text:span text:style-name="T14">SUM</text:span><text:span text:style-name="T4">(</text:span><text:span text:style-name="T16">p</text:span><text:span text:style-name="T4">.</text:span><text:span text:style-name="T16">id_lieu</text:span><text:span text:style-name="T4">)</text:span></text:p>
      <text:p text:style-name="Standard"><text:span text:style-name="T2">FROM</text:span><text:span text:style-name="T10"> </text:span><text:span text:style-name="T20">lieu</text:span><text:span text:style-name="T10"> </text:span><text:span text:style-name="T16">l</text:span></text:p>
      <text:p text:style-name="Standard"><text:span text:style-name="T2">INNER</text:span><text:span text:style-name="T10"> </text:span><text:span text:style-name="T2">JOIN</text:span><text:span text:style-name="T10"> </text:span><text:span text:style-name="T20">personnage</text:span><text:span text:style-name="T10"> </text:span><text:span text:style-name="T16">p</text:span><text:span text:style-name="T10"> </text:span><text:span text:style-name="T2">ON</text:span><text:span text:style-name="T10"> </text:span><text:span text:style-name="T16">l</text:span><text:span text:style-name="T4">.</text:span><text:span text:style-name="T16">id_lieu</text:span><text:span text:style-name="T4">=</text:span><text:span text:style-name="T16">p</text:span><text:span text:style-name="T4">.</text:span><text:span text:style-name="T16">id_lieu</text:span></text:p>
      <text:p text:style-name="Standard"><text:span text:style-name="T2">ORDER</text:span><text:span text:style-name="T10"> </text:span><text:span text:style-name="T2">BY</text:span><text:span text:style-name="T10"> </text:span><text:span text:style-name="T14">SUM</text:span><text:span text:style-name="T4">(</text:span><text:span text:style-name="T16">p</text:span><text:span text:style-name="T4">.</text:span><text:span text:style-name="T16">id_lieu</text:span><text:span text:style-name="T4">)</text:span></text:p>
      <text:p text:style-name="Standard"/>
      <text:p text:style-name="Text_20_body"/>
      <text:h text:style-name="P17" text:outline-level="3"><text:line-break/>14. Nom des personnages qui n'ont jamais bu aucune potion. </text:h>
      <text:p text:style-name="Standard"><text:span text:style-name="T2">SELECT</text:span><text:span text:style-name="T10"> </text:span><text:span text:style-name="T16">nom_personnage</text:span></text:p>
      <text:p text:style-name="Standard"><text:span text:style-name="T2">FROM</text:span><text:span text:style-name="T10"> </text:span><text:span text:style-name="T20">personnage</text:span><text:span text:style-name="T10"> </text:span><text:span text:style-name="T16">p</text:span></text:p>
      <text:p text:style-name="Standard"><text:span text:style-name="T14">LEFT</text:span><text:span text:style-name="T10"> </text:span><text:span text:style-name="T2">join</text:span><text:span text:style-name="T10"> </text:span><text:span text:style-name="T20">boire</text:span><text:span text:style-name="T10"> </text:span><text:span text:style-name="T16">b</text:span><text:span text:style-name="T10"> </text:span><text:span text:style-name="T2">ON</text:span><text:span text:style-name="T10"> </text:span><text:span text:style-name="T16">p</text:span><text:span text:style-name="T4">.</text:span><text:span text:style-name="T16">id_personnage</text:span><text:span text:style-name="T10"> </text:span><text:span text:style-name="T4">=</text:span><text:span text:style-name="T10"> </text:span><text:span text:style-name="T16">b</text:span><text:span text:style-name="T4">.</text:span><text:span text:style-name="T16">id_personnage</text:span></text:p>
      <text:p text:style-name="Standard"><text:span text:style-name="T2">WHERE</text:span><text:span text:style-name="T10"> </text:span><text:span text:style-name="T16">b</text:span><text:span text:style-name="T4">.</text:span><text:span text:style-name="T16">id_personnage</text:span><text:span text:style-name="T10"> </text:span><text:span text:style-name="T2">IS</text:span><text:span text:style-name="T10"> </text:span><text:span text:style-name="T2">NULL</text:span><text:span text:style-name="T4">;</text:span></text:p>
      <text:p text:style-name="Standard"/>
      <text:h text:style-name="P18" text:outline-level="3"><text:line-break/>15. Nom du / des personnages qui n'ont pas le droit de boire de la potion 'Magique'. </text:h>
      <text:p text:style-name="Standard"/>
      <text:p text:style-name="Standard"><text:span text:style-name="T2">SELECT</text:span><text:span text:style-name="T10"> </text:span><text:span text:style-name="T2">distinct</text:span><text:span text:style-name="T10"> </text:span><text:span text:style-name="T16">nom_personnage</text:span></text:p>
      <text:p text:style-name="Standard"><text:span text:style-name="T2">FROM</text:span><text:span text:style-name="T10"> </text:span><text:span text:style-name="T20">personnage</text:span><text:span text:style-name="T10"> </text:span><text:span text:style-name="T16">p</text:span></text:p>
      <text:p text:style-name="Standard"><text:span text:style-name="T2">INNER</text:span><text:span text:style-name="T10"> </text:span><text:span text:style-name="T2">JOIN</text:span><text:span text:style-name="T10"> </text:span><text:span text:style-name="T20">autoriser_boire</text:span><text:span text:style-name="T10"> </text:span><text:span text:style-name="T16">a</text:span><text:span text:style-name="T10"> </text:span><text:span text:style-name="T2">ON</text:span><text:span text:style-name="T10"> </text:span><text:span text:style-name="T16">p</text:span><text:span text:style-name="T4">.</text:span><text:span text:style-name="T16">id_personnage</text:span><text:span text:style-name="T10"> </text:span><text:span text:style-name="T4">=</text:span><text:span text:style-name="T10"> </text:span><text:span text:style-name="T16">a</text:span><text:span text:style-name="T4">.</text:span><text:span text:style-name="T16">id_personnage</text:span></text:p>
      <text:p text:style-name="Standard"><text:span text:style-name="T2">WHERE</text:span><text:span text:style-name="T10"> </text:span><text:span text:style-name="T16">id_potion</text:span><text:span text:style-name="T10"> </text:span><text:span text:style-name="T4">=</text:span><text:span text:style-name="T10"> </text:span><text:span text:style-name="T29">1</text:span><text:span text:style-name="T10"> </text:span><text:span text:style-name="T2">IS</text:span><text:span text:style-name="T10"> </text:span><text:span text:style-name="T2">FALSE</text:span></text:p>
      <text:p text:style-name="P1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27T10:05:30.517000000</meta:creation-date>
    <dc:date>2022-10-28T16:22:55.929000000</dc:date>
    <meta:editing-duration>PT9H11M10S</meta:editing-duration>
    <meta:editing-cycles>26</meta:editing-cycles>
    <meta:generator>LibreOffice/7.3.6.2$Windows_X86_64 LibreOffice_project/c28ca90fd6e1a19e189fc16c05f8f8924961e12e</meta:generator>
    <dc:title>Untitled</dc:title>
    <meta:document-statistic meta:table-count="0" meta:image-count="0" meta:object-count="0" meta:page-count="3" meta:paragraph-count="93" meta:word-count="582" meta:character-count="3999" meta:non-whitespace-character-count="3456"/>
  </office:meta>
</office:document-meta>
</file>